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2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2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1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1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9"><draw:frame draw:style-name="fr1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Standard"/>
      <text:p text:style-name="P2">Sorry, I still don’t get how to write the rest. I have watched tons of Khan Academy videos on youtube regarding derivatives. I have watched lessons on Coursera regarding Machine Learning, Cost function, Gradient Descent… All the different notations of the same things drive me craz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11T11:26:26.675000000</dc:date>
    <meta:editing-duration>PT1H41M27S</meta:editing-duration>
    <meta:editing-cycles>31</meta:editing-cycles>
    <meta:generator>LibreOffice/7.2.5.2$Windows_X86_64 LibreOffice_project/499f9727c189e6ef3471021d6132d4c694f357e5</meta:generator>
    <meta:document-statistic meta:table-count="0" meta:image-count="0" meta:object-count="5" meta:page-count="1" meta:paragraph-count="13" meta:word-count="104" meta:character-count="627" meta:non-whitespace-character-count="534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